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employee</text:p>
          </table:table-cell>
          <table:table-cell office:value-type="string">
            <text:p>turnover</text:p>
          </table:table-cell>
        </table:table-row>
        <table:table-row>
          <table:table-cell office:value-type="string">
            <text:p>Pat Roelofsen</text:p>
          </table:table-cell>
          <table:table-cell office:value-type="float" office:value="8185.43">
            <text:p>8 185,43</text:p>
          </table:table-cell>
        </table:table-row>
        <table:table-row>
          <table:table-cell office:value-type="string">
            <text:p>Ericka Buntin</text:p>
          </table:table-cell>
          <table:table-cell office:value-type="float" office:value="6575.75">
            <text:p>6 575,75</text:p>
          </table:table-cell>
        </table:table-row>
        <table:table-row>
          <table:table-cell office:value-type="string">
            <text:p>Floyd Cammell</text:p>
          </table:table-cell>
          <table:table-cell office:value-type="float" office:value="14247.27">
            <text:p>14 247,27</text:p>
          </table:table-cell>
        </table:table-row>
        <table:table-row>
          <table:table-cell office:value-type="string">
            <text:p>Brittni McGlue</text:p>
          </table:table-cell>
          <table:table-cell office:value-type="float" office:value="17998.16">
            <text:p>17 998,16</text:p>
          </table:table-cell>
        </table:table-row>
        <table:table-row>
          <table:table-cell office:value-type="string">
            <text:p>Renae Cleugher</text:p>
          </table:table-cell>
          <table:table-cell office:value-type="float" office:value="15846.82">
            <text:p>15 846,82</text:p>
          </table:table-cell>
        </table:table-row>
        <table:table-row>
          <table:table-cell office:value-type="string">
            <text:p>Sanson Pamplin</text:p>
          </table:table-cell>
          <table:table-cell office:value-type="float" office:value="16493.73">
            <text:p>16 493,73</text:p>
          </table:table-cell>
        </table:table-row>
        <table:table-row>
          <table:table-cell office:value-type="string">
            <text:p>Evey Fawlks</text:p>
          </table:table-cell>
          <table:table-cell office:value-type="float" office:value="12395.16">
            <text:p>12 395,16</text:p>
          </table:table-cell>
        </table:table-row>
        <table:table-row>
          <table:table-cell office:value-type="string">
            <text:p>Courtney Everal</text:p>
          </table:table-cell>
          <table:table-cell office:value-type="float" office:value="16125.3">
            <text:p>16 125,3</text:p>
          </table:table-cell>
        </table:table-row>
        <table:table-row>
          <table:table-cell office:value-type="string">
            <text:p>Total</text:p>
          </table:table-cell>
          <table:table-cell office:value-type="float" office:value="107867.62000000001">
            <text:p>107 867,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